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LOGFILE: log file<text:tab/>7</text:p>
          <text:p text:style-name="P7"><text:s/>1.1.2 Key ALTITUDECORRECTIONSFILE: logger altitude corrections file<text:tab/>7</text:p>
          <text:p text:style-name="P7"><text:s/>1.1.3 Key DATETIME: flight date and time<text:tab/>7</text:p>
          <text:p text:style-name="P7"><text:s/>1.1.4 Key DATUM<text:tab/>7</text:p>
          <text:p text:style-name="P7"><text:s/>1.1.5 Key UTMZONE<text:tab/>7</text:p>
          <text:p text:style-name="P7"><text:s/>1.1.6 Key QNH<text:tab/>7</text:p>
          <text:p text:style-name="P7"><text:s/>1.1.7 Key SMOOTHNESS<text:tab/>8</text:p>
          <text:p text:style-name="P7"><text:s/>1.1.8 Key MINSPEED<text:tab/>8</text:p>
          <text:p text:style-name="P7"><text:s/>1.1.9 Key MAXACCELERATION<text:tab/>8</text:p>
          <text:p text:style-name="P6"><text:s/>1.2 Examples<text:tab/>8</text:p>
          <text:p text:style-name="P5"><text:s/>2 MAP class<text:tab/>9</text:p>
          <text:p text:style-name="P6"><text:s/>2.1 Constructors<text:tab/>9</text:p>
          <text:p text:style-name="P7"><text:s/>2.1.1 Type BITMAP: Bitmap file <text:tab/>9</text:p>
          <text:p text:style-name="P7"><text:s/>2.1.2 Type BLANK: Blank map<text:tab/>9</text:p>
          <text:p text:style-name="P6"><text:s/>2.2 Display modes<text:tab/>9</text:p>
          <text:p text:style-name="P7"><text:s/>2.2.1 Mode GRID<text:tab/>9</text:p>
          <text:p text:style-name="P6"><text:s/>2.3 Examples<text:tab/>9</text:p>
          <text:p text:style-name="P5"><text:s/>3 TASK class<text:tab/>10</text:p>
          <text:p text:style-name="P6"><text:s/>3.1 Constructors<text:tab/>10</text:p>
          <text:p text:style-name="P7"><text:s/>3.1.1 PDG - Pilot Declared Goal<text:tab/>10</text:p>
          <text:p text:style-name="P7"><text:s/>3.1.2 JDG - Judge Declared Goal<text:tab/>10</text:p>
          <text:p text:style-name="P7"><text:s/>3.1.3 HWZ - Hesitation Waltz<text:tab/>10</text:p>
          <text:p text:style-name="P7"><text:s/>3.1.4 FIN - Fly In<text:tab/>10</text:p>
          <text:p text:style-name="P7"><text:soft-page-break/><text:s/>3.1.5 FON - Fly On<text:tab/>10</text:p>
          <text:p text:style-name="P7"><text:s/>3.1.6 HNH - Hare And Hounds<text:tab/>10</text:p>
          <text:p text:style-name="P7"><text:s/>3.1.7 WSD - Watership Down<text:tab/>10</text:p>
          <text:p text:style-name="P7"><text:s/>3.1.8 GBM - Gordon Bennett Memorial<text:tab/>10</text:p>
          <text:p text:style-name="P7"><text:s/>3.1.9 CRT - Calculated Rate Of Approach<text:tab/>10</text:p>
          <text:p text:style-name="P7"><text:s/>3.1.10 RTA - Race To An Area<text:tab/>11</text:p>
          <text:p text:style-name="P7"><text:s/>3.1.11 ELB - Elbow<text:tab/>11</text:p>
          <text:p text:style-name="P7"><text:s/>3.1.12 LRN - Land Run<text:tab/>11</text:p>
          <text:p text:style-name="P7"><text:s/>3.1.13 MDT - Minimum Distance<text:tab/>11</text:p>
          <text:p text:style-name="P7"><text:s/>3.1.14 SFL - Shortest Flight<text:tab/>11</text:p>
          <text:p text:style-name="P7"><text:s/>3.1.15 MDD - Minimum Distance Double Drop<text:tab/>11</text:p>
          <text:p text:style-name="P7"><text:s/>3.1.16 XDT - Maximum Distance Time<text:tab/>11</text:p>
          <text:p text:style-name="P7"><text:s/>3.1.17 XDI - Maximum Distance<text:tab/>11</text:p>
          <text:p text:style-name="P7"><text:s/>3.1.18 XDD - Maximum Distance Double Drop<text:tab/>11</text:p>
          <text:p text:style-name="P7"><text:s/>3.1.19 ANG - Angle<text:tab/>11</text:p>
          <text:p text:style-name="P7"><text:s/>3.1.20 3DT - 3D Shape Task<text:tab/>11</text:p>
          <text:p text:style-name="P6"><text:s/>3.2 Examples<text:tab/>11</text:p>
          <text:p text:style-name="P5"><text:s/>4 AREA class<text:tab/>12</text:p>
          <text:p text:style-name="P6"><text:s/>4.1 Constructors<text:tab/>12</text:p>
          <text:p text:style-name="P7"><text:s/>4.1.1 Type CIRCLE: Circular area<text:tab/>12</text:p>
          <text:p text:style-name="P7"><text:s/>4.1.2 Type DOME: Dome shaped area<text:tab/>12</text:p>
          <text:p text:style-name="P7"><text:s/>4.1.3 Type POLY: Polygonal area<text:tab/>12</text:p>
          <text:p text:style-name="P6"><text:s/>4.2 Display modes<text:tab/>12</text:p>
          <text:p text:style-name="P7"><text:s/>4.2.1 Mode NONE<text:tab/>12</text:p>
          <text:p text:style-name="P7"><text:s/>4.2.2 Mode DEFAULT<text:tab/>12</text:p>
          <text:p text:style-name="P6"><text:s/>4.3 Examples<text:tab/>13</text:p>
          <text:p text:style-name="P5"><text:s/>5 FILTER class<text:tab/>14</text:p>
          <text:p text:style-name="P6"><text:s/>5.1 Constructors<text:tab/>14</text:p>
          <text:p text:style-name="P7"><text:s/>5.1.1 INSIDE<text:tab/>14</text:p>
          <text:p text:style-name="P7"><text:s/>5.1.2 OUTSIDE<text:tab/>14</text:p>
          <text:p text:style-name="P7"><text:s/>5.1.3 BEFORETIME<text:tab/>14</text:p>
          <text:p text:style-name="P7"><text:s/>5.1.4 AFTERTIME<text:tab/>14</text:p>
          <text:p text:style-name="P7"><text:s/>5.1.5 BEFOREPOINT<text:tab/>14</text:p>
          <text:p text:style-name="P7"><text:s/>5.1.6 AFTERPOINT<text:tab/>14</text:p>
          <text:p text:style-name="P7"><text:s/>5.1.7 ABOVE<text:tab/>15</text:p>
          <text:p text:style-name="P7"><text:s/>5.1.8 BELOW<text:tab/>15</text:p>
          <text:p text:style-name="P7"><text:s/>5.1.9 NONE<text:tab/>15</text:p>
          <text:p text:style-name="P6"><text:s/>5.2 Examples<text:tab/>15</text:p>
          <text:p text:style-name="P5"><text:s/>6 POINT class<text:tab/>16</text:p>
          <text:p text:style-name="P6"><text:s/>6.1 Static point (S) constructors<text:tab/>16</text:p>
          <text:p text:style-name="P7"><text:s/>6.1.1 Type SLL: WGS84 lat/long<text:tab/>16</text:p>
          <text:p text:style-name="P7"><text:soft-page-break/><text:s/>6.1.2 Type SUTM: UTM<text:tab/>16</text:p>
          <text:p text:style-name="P6"><text:s/>6.2 Point from a list (L) constructors<text:tab/>16</text:p>
          <text:p text:style-name="P7"><text:s/>6.2.1 Type LNP: nearest to point<text:tab/>16</text:p>
          <text:p text:style-name="P7"><text:s/>6.2.2 Type LFT: first in time<text:tab/>16</text:p>
          <text:p text:style-name="P7"><text:s/>6.2.3 Type LLT: last in time<text:tab/>17</text:p>
          <text:p text:style-name="P7"><text:s/>6.2.4 Type LFNN: first not null<text:tab/>17</text:p>
          <text:p text:style-name="P7"><text:s/>6.2.5 Type LLNN: last not null<text:tab/>17</text:p>
          <text:p text:style-name="P6"><text:s/>6.3 Logger mark (M) constructors<text:tab/>17</text:p>
          <text:p text:style-name="P7"><text:s/>6.3.1 Type MVMD: virtual marker drop<text:tab/>17</text:p>
          <text:p text:style-name="P7"><text:s/>6.3.2 Type MPDG: pilot declared goal<text:tab/>17</text:p>
          <text:p text:style-name="P6"><text:s/>6.4 Track point (T) constructors<text:tab/>17</text:p>
          <text:p text:style-name="P7"><text:s/>6.4.1 Type TLCH: launch<text:tab/>17</text:p>
          <text:p text:style-name="P7"><text:s/>6.4.2 Type TLND: landing<text:tab/>17</text:p>
          <text:p text:style-name="P7"><text:s/>6.4.3 Type TPT: on point time<text:tab/>18</text:p>
          <text:p text:style-name="P7"><text:s/>6.4.4 Type TNP: nearest to point<text:tab/>18</text:p>
          <text:p text:style-name="P7"><text:s/>6.4.5 Type TNL: nearest to point list<text:tab/>18</text:p>
          <text:p text:style-name="P7"><text:s/>6.4.6 Type TDT: delayed in time<text:tab/>18</text:p>
          <text:p text:style-name="P7"><text:s/>6.4.7 Type TDD: delayed in distance<text:tab/>18</text:p>
          <text:p text:style-name="P7"><text:s/>6.4.8 Type TAFI: area first in<text:tab/>19</text:p>
          <text:p text:style-name="P7"><text:s/>6.4.9 Type TAFO: area first out<text:tab/>19</text:p>
          <text:p text:style-name="P7"><text:s/>6.4.10 Type TALI: area last in<text:tab/>19</text:p>
          <text:p text:style-name="P7"><text:s/>6.4.11 Type TALO: area last out<text:tab/>19</text:p>
          <text:p text:style-name="P6"><text:s/>6.5 Display modes<text:tab/>19</text:p>
          <text:p text:style-name="P7"><text:s/>6.5.1 Mode NONE<text:tab/>19</text:p>
          <text:p text:style-name="P7"><text:s/>6.5.2 Mode WAYPOINT<text:tab/>19</text:p>
          <text:p text:style-name="P7"><text:s/>6.5.3 Mode TARGET<text:tab/>20</text:p>
          <text:p text:style-name="P7"><text:s/>6.5.4 Mode MARKER<text:tab/>20</text:p>
          <text:p text:style-name="P7"><text:s/>6.5.5 Mode CROSSHAIRS<text:tab/>20</text:p>
          <text:p text:style-name="P6"><text:s/>6.6 Examples<text:tab/>20</text:p>
          <text:p text:style-name="P5"><text:s/>7 RESULT class<text:tab/>21</text:p>
          <text:p text:style-name="P6"><text:s/>7.1 Constructors<text:tab/>21</text:p>
          <text:p text:style-name="P7"><text:s/>7.1.1 Type D2D: distance in 2D<text:tab/>21</text:p>
          <text:p text:style-name="P7"><text:s/>7.1.2 Type D3D: distance in 3D<text:tab/>21</text:p>
          <text:p text:style-name="P7"><text:s/>7.1.3 Type DRAD: relative altitude dependent distance<text:tab/>21</text:p>
          <text:p text:style-name="P7"><text:s/>7.1.4 Type DACC: accumulated distance<text:tab/>21</text:p>
          <text:p text:style-name="P7"><text:s/>7.1.5 Type TSEC: time in seconds<text:tab/>21</text:p>
          <text:p text:style-name="P7"><text:s/>7.1.6 Type TMIN: time in minutes<text:tab/>21</text:p>
          <text:p text:style-name="P7"><text:s/>7.1.7 Type ATRI: area of triangle<text:tab/>22</text:p>
          <text:p text:style-name="P7"><text:s/>7.1.8 Type ANG3P: angle between 3 points<text:tab/>22</text:p>
          <text:p text:style-name="P7"><text:s/>7.1.9 Type ANGN: angle to the north<text:tab/>22</text:p>
          <text:p text:style-name="P7"><text:s/>7.1.10 Type ANGSD: angle to a set direction<text:tab/>22</text:p>
          <text:p text:style-name="P6"><text:soft-page-break/><text:s/>7.2 Examples<text:tab/>22</text:p>
          <text:p text:style-name="P5"><text:s/>8 RESTRICTION class<text:tab/>23</text:p>
          <text:p text:style-name="P6"><text:s/>8.1 Constructors<text:tab/>23</text:p>
          <text:p text:style-name="P7"><text:s/>8.1.1 Type DMAX: maximum distance<text:tab/>23</text:p>
          <text:p text:style-name="P7"><text:s/>8.1.2 Type DMIN: minimum distance<text:tab/>23</text:p>
          <text:p text:style-name="P7"><text:s/>8.1.3 Type DVMAX: maximum vertical distance<text:tab/>23</text:p>
          <text:p text:style-name="P7"><text:s/>8.1.4 Type DVMIN: minimum vertical distance<text:tab/>23</text:p>
          <text:p text:style-name="P7"><text:s/>8.1.5 Type TMAX: maximum time <text:tab/>23</text:p>
          <text:p text:style-name="P7"><text:s/>8.1.6 Type TMIN: minimum time <text:tab/>24</text:p>
          <text:p text:style-name="P7"><text:s/>8.1.7 Type TBTOD: before time of day<text:tab/>24</text:p>
          <text:p text:style-name="P7"><text:s/>8.1.8 Type TATOD: after time of day<text:tab/>24</text:p>
          <text:p text:style-name="P6"><text:s/>8.2 Examples<text:tab/>24</text:p>
          <text:p text:style-name="P5"><text:s/>9 PENALTY class<text:tab/>25</text:p>
          <text:p text:style-name="P6"><text:s/>9.1 Constructors<text:tab/>25</text:p>
          <text:p text:style-name="P7"><text:s/>9.1.1 Type BPZ: blue PZ<text:tab/>25</text:p>
          <text:p text:style-name="P7"><text:s/>9.1.2 Type RPZ: red PZ<text:tab/>25</text:p>
          <text:p text:style-name="P7"><text:s/>9.1.3 Type VSMAX: maximum vertical speed<text:tab/>25</text:p>
          <text:p text:style-name="P5"><text:s/>10 Full task examples<text:tab/>26</text:p>
          <text:p text:style-name="P6"><text:s/>10.1 Judge Declared Goal (nearest track point)<text:tab/>26</text:p>
          <text:p text:style-name="P6"><text:s/>10.2 Hesitation Waltz (logger marker drop)<text:tab/>26</text:p>
          <text:p text:style-name="P6"><text:s/>10.3 Gordon Bennett Memorial (logger marker drop)<text:tab/>26</text:p>
          <text:p text:style-name="P6"><text:s/>10.4 Maximum Distance Double Drop (first in / last out)<text:tab/>27</text:p>
          <text:p text:style-name="P5"><text:s/>11 Bugs and ideas<text:tab/>28</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text:soft-page-break/>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 &lt;lowerLimit&gt;[, &lt;upperLimit&gt;]])</text:p>
      <text:p text:style-name="List_20_Contents">&lt;center&gt; is a point name used as the circle center</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DOME: Dome shaped area</text:h>
      <text:p text:style-name="Preformatted_20_Text">DOME(&lt;center&gt;, &lt;radius&gt;)</text:p>
      <text:p text:style-name="List_20_Contents">&lt;center&gt; is a point name used as the dome base center</text:p>
      <text:p text:style-name="List_20_Contents">&lt;radius&gt; is the dome radius</text:p>
      <text:h text:style-name="Heading_20_3" text:outline-level="3">Type POLY: Polygonal area</text:h>
      <text:p text:style-name="Preformatted_20_Text">POLY(&lt;fileName&gt;[, &lt;lowerLimit&gt;[, &lt;upperLimit&gt;]])</text:p>
      <text:p text:style-name="List_20_Contents">&lt;fileName&gt; is the name of a track file containing the polygon (trk, igc)</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IRCLE(P10, 100m) DEFAULT(green)<text:line-break/>area Area2 = POLY(area2.trk, 100m, 1000m)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text:soft-page-break/>&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text:p>
      <text:p text:style-name="Text_20_body">Returns the last occurrence of the desired pilot declared goal within time limits.</text:p>
      <text:p text:style-name="List_20_Contents">&lt;number&gt; desired pilot declared goal number</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text:soft-page-break/>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text:soft-page-break/>&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text:soft-page-break/>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VSMAX: maximum vertical speed</text:h>
      <text:p text:style-name="Preformatted_20_Text">VSMAX(&lt;vertical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2T15:11:04.65</meta:creation-date>
    <dc:date>2011-09-05T09:14:16.20</dc:date>
    <meta:editing-duration>P1DT6H20M15S</meta:editing-duration>
    <meta:editing-cycles>170</meta:editing-cycles>
    <meta:generator>LibreOffice/3.4$Win32 LibreOffice_project/340m1$Build-103</meta:generator>
    <meta:printed-by>Toni </meta:printed-by>
    <meta:print-date>2011-08-11T13:22:13.29</meta:print-date>
    <meta:document-statistic meta:table-count="0" meta:image-count="0" meta:object-count="0" meta:page-count="28" meta:paragraph-count="0" meta:word-count="4091" meta:character-count="26614" meta:non-whitespace-character-count="22801"/>
  </office:meta>
</office:document-meta>
</file>